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087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3.5:0.1</text:p>
          </table:table-cell>
          <table:table-cell office:value-type="string" calcext:value-type="string">
            <text:p>Sutta Nipāta 3.5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0.2</text:p>
          </table:table-cell>
          <table:table-cell office:value-type="string" calcext:value-type="string">
            <text:p>Māgh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.1</text:p>
          </table:table-cell>
          <table:table-cell office:value-type="string" calcext:value-type="string">
            <text:p>Evaṃ me sutaṃ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&lt;span class='evam'&gt;{}&lt;/span&gt;</text:p>
          </table:table-cell>
          <table:table-cell office:value-type="string" calcext:value-type="string">
            <text:p>bj25.144, cck25.342, csp1ed18.351, csp2ed18.351, mc0.427, ms18Sn_568, ndp20.340, pts-vp-pli87, sc1</text:p>
          </table:table-cell>
          <table:table-cell/>
        </table:table-row>
        <table:table-row table:style-name="ro1">
          <table:table-cell office:value-type="string" calcext:value-type="string">
            <text:p>snp3.5:1.2</text:p>
          </table:table-cell>
          <table:table-cell office:value-type="string" calcext:value-type="string">
            <text:p><text:s/>ekaṃ samayaṃ bhagavā rājagahe viharati gijjhakūṭe pabbat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.3</text:p>
          </table:table-cell>
          <table:table-cell office:value-type="string" calcext:value-type="string">
            <text:p>Atha kho māgho māṇavo yena bhagavā tenupasaṅkami; upasaṅkamitvā bhagavatā saddhiṃ sammo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.4</text:p>
          </table:table-cell>
          <table:table-cell office:value-type="string" calcext:value-type="string">
            <text:p>Sammodanīyaṃ kathaṃ sāraṇīyaṃ vītisāretvā ekamantaṃ nisīd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.5</text:p>
          </table:table-cell>
          <table:table-cell office:value-type="string" calcext:value-type="string">
            <text:p>Ekamantaṃ nisinno kho māgho māṇavo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.1</text:p>
          </table:table-cell>
          <table:table-cell office:value-type="string" calcext:value-type="string">
            <text:p>“Ahañhi, bho gotama, dāyako dānapati vadaññū yācayog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Sn_569, sc2, sya25.421, vri48.154</text:p>
          </table:table-cell>
          <table:table-cell office:value-type="string" calcext:value-type="string">
            <text:p>dānapati → dānapatī (bj, sya-all, pts-vp-pli1)</text:p>
          </table:table-cell>
        </table:table-row>
        <table:table-row table:style-name="ro1">
          <table:table-cell office:value-type="string" calcext:value-type="string">
            <text:p>snp3.5:2.2</text:p>
          </table:table-cell>
          <table:table-cell office:value-type="string" calcext:value-type="string">
            <text:p>dhammena bhoge pariyesām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.3</text:p>
          </table:table-cell>
          <table:table-cell office:value-type="string" calcext:value-type="string">
            <text:p>dhammena bhoge pariyesitvā dhammaladdhehi bhogehi dhammādhigatehi ekassapi dadāmi dvinnampi tiṇṇampi catunnampi pañcannampi channampi sattannampi aṭṭhannampi navannampi dasannampi dadāmi, vīsāyapi tiṃsāyapi cattālīsāyapi paññāsāyapi dadāmi, satassapi dadāmi, bhiyyopi dadām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.4</text:p>
          </table:table-cell>
          <table:table-cell office:value-type="string" calcext:value-type="string">
            <text:p>Kaccāhaṃ, bho gotama, evaṃ dadanto evaṃ yajanto bahuṃ puññaṃ pasavāmī”ti?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3.1</text:p>
          </table:table-cell>
          <table:table-cell office:value-type="string" calcext:value-type="string">
            <text:p>“Taggha tvaṃ, māṇava, evaṃ dadanto evaṃ yajanto bahuṃ puññaṃ pasava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Sn_570, sc3</text:p>
          </table:table-cell>
          <table:table-cell/>
        </table:table-row>
        <table:table-row table:style-name="ro1">
          <table:table-cell office:value-type="string" calcext:value-type="string">
            <text:p>snp3.5:3.2</text:p>
          </table:table-cell>
          <table:table-cell office:value-type="string" calcext:value-type="string">
            <text:p>Yo kho,māṇava, dāyako dānapati vadaññū yācayog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3.3</text:p>
          </table:table-cell>
          <table:table-cell office:value-type="string" calcext:value-type="string">
            <text:p>dhammena bhoge pariyesa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3.4</text:p>
          </table:table-cell>
          <table:table-cell office:value-type="string" calcext:value-type="string">
            <text:p>dhammena bhoge pariyesitvā dhammaladdhehi bhogehi dhammādhigatehi ekassapi dadāti …pe… satassapi dadāti, bhiyyopi dadāti, bahuṃ so puññaṃ pasavat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3.5</text:p>
          </table:table-cell>
          <table:table-cell office:value-type="string" calcext:value-type="string">
            <text:p>Atha kho māgho māṇavo bhagavantaṃ gāthāya ajjhabhāsi—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4.1</text:p>
          </table:table-cell>
          <table:table-cell office:value-type="string" calcext:value-type="string">
            <text:p>“Pucchāmahaṃ gotamaṃ vadaññu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cck25.343, dr25.465, mc0.428, ms18Sn_571, pts-vp-pli88, sc4, vnp487, vns492</text:p>
          </table:table-cell>
          <table:table-cell/>
        </table:table-row>
        <table:table-row table:style-name="ro1">
          <table:table-cell office:value-type="string" calcext:value-type="string">
            <text:p>snp3.5:4.2</text:p>
          </table:table-cell>
          <table:table-cell office:value-type="string" calcext:value-type="string">
            <text:p>(iti māgho māṇav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4.3</text:p>
          </table:table-cell>
          <table:table-cell office:value-type="string" calcext:value-type="string">
            <text:p>Kāsāyavāsiṃ agahaṃ caran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ahaṃ → agihaṃ (bj, pts-vp-pli1); agehaṃ (mr)</text:p>
          </table:table-cell>
        </table:table-row>
        <table:table-row table:style-name="ro1">
          <table:table-cell office:value-type="string" calcext:value-type="string">
            <text:p>snp3.5:4.4</text:p>
          </table:table-cell>
          <table:table-cell office:value-type="string" calcext:value-type="string">
            <text:p>Yo yācayogo dānapati gaha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4.5</text:p>
          </table:table-cell>
          <table:table-cell office:value-type="string" calcext:value-type="string">
            <text:p>Puññatthiko yajati puññapekk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uññapekkho → puññapekho (bj, pts-vp-pli1, mr)</text:p>
          </table:table-cell>
        </table:table-row>
        <table:table-row table:style-name="ro1">
          <table:table-cell office:value-type="string" calcext:value-type="string">
            <text:p>snp3.5:4.6</text:p>
          </table:table-cell>
          <table:table-cell office:value-type="string" calcext:value-type="string">
            <text:p>Dadaṃ paresaṃ idha annap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4.7</text:p>
          </table:table-cell>
          <table:table-cell office:value-type="string" calcext:value-type="string">
            <text:p>Kathaṃ hutaṃ yajamānassa sujjh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5.1</text:p>
          </table:table-cell>
          <table:table-cell office:value-type="string" calcext:value-type="string">
            <text:p>“Yo yācayogo dānapati gaha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72, ndp20.341, sc5, vnp488, vns493</text:p>
          </table:table-cell>
          <table:table-cell/>
        </table:table-row>
        <table:table-row table:style-name="ro1">
          <table:table-cell office:value-type="string" calcext:value-type="string">
            <text:p>snp3.5:5.2</text:p>
          </table:table-cell>
          <table:table-cell office:value-type="string" calcext:value-type="string">
            <text:p>(māgh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5.3</text:p>
          </table:table-cell>
          <table:table-cell office:value-type="string" calcext:value-type="string">
            <text:p>Puññatthiko yajati puññapekk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5.4</text:p>
          </table:table-cell>
          <table:table-cell office:value-type="string" calcext:value-type="string">
            <text:p>Dadaṃ paresaṃ idha annap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5.5</text:p>
          </table:table-cell>
          <table:table-cell office:value-type="string" calcext:value-type="string">
            <text:p>Ārādhaye dakkhiṇeyyebhi tād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6.1</text:p>
          </table:table-cell>
          <table:table-cell office:value-type="string" calcext:value-type="string">
            <text:p>“Yo yācayogo dānapati gaha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146, csp1ed18.352, csp2ed18.352, ms18Sn_573, sc6, vnp489, vns494</text:p>
          </table:table-cell>
          <table:table-cell/>
        </table:table-row>
        <table:table-row table:style-name="ro1">
          <table:table-cell office:value-type="string" calcext:value-type="string">
            <text:p>snp3.5:6.2</text:p>
          </table:table-cell>
          <table:table-cell office:value-type="string" calcext:value-type="string">
            <text:p>(iti māgho māṇav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6.3</text:p>
          </table:table-cell>
          <table:table-cell office:value-type="string" calcext:value-type="string">
            <text:p>Puññatthiko yajati puññapekk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6.4</text:p>
          </table:table-cell>
          <table:table-cell office:value-type="string" calcext:value-type="string">
            <text:p>Dadaṃ paresaṃ idha annap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6.5</text:p>
          </table:table-cell>
          <table:table-cell office:value-type="string" calcext:value-type="string">
            <text:p>Akkhāhi me bhagavā dakkhiṇeyye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7.1</text:p>
          </table:table-cell>
          <table:table-cell office:value-type="string" calcext:value-type="string">
            <text:p>“Ye ve asattā vicaranti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74, sc7, sya25.422, vnp490, vns495</text:p>
          </table:table-cell>
          <table:table-cell office:value-type="string" calcext:value-type="string">
            <text:p>asattā → alaggā (sya-all)</text:p>
          </table:table-cell>
        </table:table-row>
        <table:table-row table:style-name="ro1">
          <table:table-cell office:value-type="string" calcext:value-type="string">
            <text:p>snp3.5:7.2</text:p>
          </table:table-cell>
          <table:table-cell office:value-type="string" calcext:value-type="string">
            <text:p>Akiñcanā kevalino yatat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7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7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8.1</text:p>
          </table:table-cell>
          <table:table-cell office:value-type="string" calcext:value-type="string">
            <text:p>Ye sabbasaṃyojanabandhanacchid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66, ms18Sn_575, sc8, vnp491, vns496</text:p>
          </table:table-cell>
          <table:table-cell/>
        </table:table-row>
        <table:table-row table:style-name="ro1">
          <table:table-cell office:value-type="string" calcext:value-type="string">
            <text:p>snp3.5:8.2</text:p>
          </table:table-cell>
          <table:table-cell office:value-type="string" calcext:value-type="string">
            <text:p>Dantā vimuttā anīghā nirās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8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8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9.1</text:p>
          </table:table-cell>
          <table:table-cell office:value-type="string" calcext:value-type="string">
            <text:p>Ye sabbasaṃyojanavippamut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429, ms18Sn_576, sc9, vnp492, vns497, vri48.155</text:p>
          </table:table-cell>
          <table:table-cell/>
        </table:table-row>
        <table:table-row table:style-name="ro1">
          <table:table-cell office:value-type="string" calcext:value-type="string">
            <text:p>snp3.5:9.2</text:p>
          </table:table-cell>
          <table:table-cell office:value-type="string" calcext:value-type="string">
            <text:p>Dantā vimuttā anīghā nirās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9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9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0.1</text:p>
          </table:table-cell>
          <table:table-cell office:value-type="string" calcext:value-type="string">
            <text:p>Rāgañca dosañca pahāya mo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77, sc10, vnp493, vns498</text:p>
          </table:table-cell>
          <table:table-cell/>
        </table:table-row>
        <table:table-row table:style-name="ro1">
          <table:table-cell office:value-type="string" calcext:value-type="string">
            <text:p>snp3.5:10.2</text:p>
          </table:table-cell>
          <table:table-cell office:value-type="string" calcext:value-type="string">
            <text:p>Khīṇāsavā vūsitabrahmacariy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0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0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1.1</text:p>
          </table:table-cell>
          <table:table-cell office:value-type="string" calcext:value-type="string">
            <text:p>Yesu na māyā vasati na 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44, ms18Sn_578, ndp20.342, sc11, vnp494, vns499</text:p>
          </table:table-cell>
          <table:table-cell/>
        </table:table-row>
        <table:table-row table:style-name="ro1">
          <table:table-cell office:value-type="string" calcext:value-type="string">
            <text:p>snp3.5:11.2</text:p>
          </table:table-cell>
          <table:table-cell office:value-type="string" calcext:value-type="string">
            <text:p>Khīṇāsavā vūsitabrahmacariy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1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1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2.1</text:p>
          </table:table-cell>
          <table:table-cell office:value-type="string" calcext:value-type="string">
            <text:p>Ye vītalobhā amamā nirās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53, csp2ed18.353, ms18Sn_579, pts-vp-pli89, sc12, vnp494A, vns500</text:p>
          </table:table-cell>
          <table:table-cell/>
        </table:table-row>
        <table:table-row table:style-name="ro1">
          <table:table-cell office:value-type="string" calcext:value-type="string">
            <text:p>snp3.5:12.2</text:p>
          </table:table-cell>
          <table:table-cell office:value-type="string" calcext:value-type="string">
            <text:p>Khīṇāsavā vūsitabrahmacariy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2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2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3.1</text:p>
          </table:table-cell>
          <table:table-cell office:value-type="string" calcext:value-type="string">
            <text:p>Ye ve na taṇhāsu upātipann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67, ms18Sn_580, sc13, sya25.423, vnp495, vns501</text:p>
          </table:table-cell>
          <table:table-cell/>
        </table:table-row>
        <table:table-row table:style-name="ro1">
          <table:table-cell office:value-type="string" calcext:value-type="string">
            <text:p>snp3.5:13.2</text:p>
          </table:table-cell>
          <table:table-cell office:value-type="string" calcext:value-type="string">
            <text:p>Vitareyya oghaṃ amamā cara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3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3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4.1</text:p>
          </table:table-cell>
          <table:table-cell office:value-type="string" calcext:value-type="string">
            <text:p>Yesaṃ taṇhā natthi kuhiñci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81, sc14, vnp496, vns502</text:p>
          </table:table-cell>
          <table:table-cell/>
        </table:table-row>
        <table:table-row table:style-name="ro1">
          <table:table-cell office:value-type="string" calcext:value-type="string">
            <text:p>snp3.5:14.2</text:p>
          </table:table-cell>
          <table:table-cell office:value-type="string" calcext:value-type="string">
            <text:p>Bhavābhavāya idha vā huraṃ v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4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4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5.1</text:p>
          </table:table-cell>
          <table:table-cell office:value-type="string" calcext:value-type="string">
            <text:p>Ye kāme hitvā agahā car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148, mc0.430, ms18Sn_582, sc15, vnp497, vns503</text:p>
          </table:table-cell>
          <table:table-cell/>
        </table:table-row>
        <table:table-row table:style-name="ro1">
          <table:table-cell office:value-type="string" calcext:value-type="string">
            <text:p>snp3.5:15.2</text:p>
          </table:table-cell>
          <table:table-cell office:value-type="string" calcext:value-type="string">
            <text:p>Susaññatattā tasaraṃva ujju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5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5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6.1</text:p>
          </table:table-cell>
          <table:table-cell office:value-type="string" calcext:value-type="string">
            <text:p>Ye vītarāgā susamāhitindriy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83, sc16, vnp498, vns504</text:p>
          </table:table-cell>
          <table:table-cell/>
        </table:table-row>
        <table:table-row table:style-name="ro1">
          <table:table-cell office:value-type="string" calcext:value-type="string">
            <text:p>snp3.5:16.2</text:p>
          </table:table-cell>
          <table:table-cell office:value-type="string" calcext:value-type="string">
            <text:p>Candova rāhuggahaṇā pamut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6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6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7.1</text:p>
          </table:table-cell>
          <table:table-cell office:value-type="string" calcext:value-type="string">
            <text:p>Samitāvino vītarāgā akop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84, sc17, vnp499, vns505</text:p>
          </table:table-cell>
          <table:table-cell/>
        </table:table-row>
        <table:table-row table:style-name="ro1">
          <table:table-cell office:value-type="string" calcext:value-type="string">
            <text:p>snp3.5:17.2</text:p>
          </table:table-cell>
          <table:table-cell office:value-type="string" calcext:value-type="string">
            <text:p>Yesaṃ gatī natthidha vippahāy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7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7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8.1</text:p>
          </table:table-cell>
          <table:table-cell office:value-type="string" calcext:value-type="string">
            <text:p>Jahitvā jātimaraṇaṃ ases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68, ms18Sn_585, ndp20.343, sc18, vnp500, vns506</text:p>
          </table:table-cell>
          <table:table-cell/>
        </table:table-row>
        <table:table-row table:style-name="ro1">
          <table:table-cell office:value-type="string" calcext:value-type="string">
            <text:p>snp3.5:18.2</text:p>
          </table:table-cell>
          <table:table-cell office:value-type="string" calcext:value-type="string">
            <text:p>Kathaṅkathiṃ sabbamupātivat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8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8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9.1</text:p>
          </table:table-cell>
          <table:table-cell office:value-type="string" calcext:value-type="string">
            <text:p>Ye attadīpā vicaranti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45, csp1ed18.354, csp2ed18.354, ms18Sn_586, sc19, sya25.424, vnp501, vns507, vri48.156</text:p>
          </table:table-cell>
          <table:table-cell/>
        </table:table-row>
        <table:table-row table:style-name="ro1">
          <table:table-cell office:value-type="string" calcext:value-type="string">
            <text:p>snp3.5:19.2</text:p>
          </table:table-cell>
          <table:table-cell office:value-type="string" calcext:value-type="string">
            <text:p>Akiñcanā sabbadhi vippamut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9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19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0.1</text:p>
          </table:table-cell>
          <table:table-cell office:value-type="string" calcext:value-type="string">
            <text:p>Ye hettha jānanti yathā tathā id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87, sc20, vnp502, vns508</text:p>
          </table:table-cell>
          <table:table-cell/>
        </table:table-row>
        <table:table-row table:style-name="ro1">
          <table:table-cell office:value-type="string" calcext:value-type="string">
            <text:p>snp3.5:20.2</text:p>
          </table:table-cell>
          <table:table-cell office:value-type="string" calcext:value-type="string">
            <text:p>Ayamantimā natthi punabbhavo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0.3</text:p>
          </table:table-cell>
          <table:table-cell office:value-type="string" calcext:value-type="string">
            <text:p>Kālena tesu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0.4</text:p>
          </table:table-cell>
          <table:table-cell office:value-type="string" calcext:value-type="string">
            <text:p>Yo brāhmaṇo puññapekkho yajeth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1.1</text:p>
          </table:table-cell>
          <table:table-cell office:value-type="string" calcext:value-type="string">
            <text:p>Yo vedagū jhānarato satīm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431, ms18Sn_588, pts-vp-pli90, sc21, vnp503, vns509</text:p>
          </table:table-cell>
          <table:table-cell/>
        </table:table-row>
        <table:table-row table:style-name="ro1">
          <table:table-cell office:value-type="string" calcext:value-type="string">
            <text:p>snp3.5:21.2</text:p>
          </table:table-cell>
          <table:table-cell office:value-type="string" calcext:value-type="string">
            <text:p>Sambodhipatto saraṇaṃ bahū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1.3</text:p>
          </table:table-cell>
          <table:table-cell office:value-type="string" calcext:value-type="string">
            <text:p>Kālena tamhi habyaṃ pave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1.4</text:p>
          </table:table-cell>
          <table:table-cell office:value-type="string" calcext:value-type="string">
            <text:p>Yo brāhmaṇo puññapekkho yajeth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2.1</text:p>
          </table:table-cell>
          <table:table-cell office:value-type="string" calcext:value-type="string">
            <text:p>“Addhā amoghā mama pucchanā ah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150, ms18Sn_589, sc22, vnp504, vns510</text:p>
          </table:table-cell>
          <table:table-cell/>
        </table:table-row>
        <table:table-row table:style-name="ro1">
          <table:table-cell office:value-type="string" calcext:value-type="string">
            <text:p>snp3.5:22.2</text:p>
          </table:table-cell>
          <table:table-cell office:value-type="string" calcext:value-type="string">
            <text:p>(iti māgho māṇav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2.3</text:p>
          </table:table-cell>
          <table:table-cell office:value-type="string" calcext:value-type="string">
            <text:p>Akkhāsi me bhagavā dakkhiṇeyy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2.4</text:p>
          </table:table-cell>
          <table:table-cell office:value-type="string" calcext:value-type="string">
            <text:p>Tvañhettha jānāsi yathā tathā id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2.5</text:p>
          </table:table-cell>
          <table:table-cell office:value-type="string" calcext:value-type="string">
            <text:p>Tathā hi te vidito esa dhamm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3.1</text:p>
          </table:table-cell>
          <table:table-cell office:value-type="string" calcext:value-type="string">
            <text:p>Yo yācayogo dānapati gaha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90, sc23, vnp505, vns511</text:p>
          </table:table-cell>
          <table:table-cell/>
        </table:table-row>
        <table:table-row table:style-name="ro1">
          <table:table-cell office:value-type="string" calcext:value-type="string">
            <text:p>snp3.5:23.2</text:p>
          </table:table-cell>
          <table:table-cell office:value-type="string" calcext:value-type="string">
            <text:p>Puññatthiko yajati puññapekk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3.3</text:p>
          </table:table-cell>
          <table:table-cell office:value-type="string" calcext:value-type="string">
            <text:p>Dadaṃ paresaṃ idha annap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3.4</text:p>
          </table:table-cell>
          <table:table-cell office:value-type="string" calcext:value-type="string">
            <text:p>Akkhāhi me bhagavā yaññasampad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4.1</text:p>
          </table:table-cell>
          <table:table-cell office:value-type="string" calcext:value-type="string">
            <text:p>“Yajassu yajamāno māghāti bhaga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469, ms18Sn_591, ndp20.344, sc24, vnp506, vns512</text:p>
          </table:table-cell>
          <table:table-cell/>
        </table:table-row>
        <table:table-row table:style-name="ro1">
          <table:table-cell office:value-type="string" calcext:value-type="string">
            <text:p>snp3.5:24.2</text:p>
          </table:table-cell>
          <table:table-cell office:value-type="string" calcext:value-type="string">
            <text:p>Sabbattha ca vippasādehi ci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4.3</text:p>
          </table:table-cell>
          <table:table-cell office:value-type="string" calcext:value-type="string">
            <text:p>Ārammaṇaṃ yajamānassa yaññ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4.4</text:p>
          </table:table-cell>
          <table:table-cell office:value-type="string" calcext:value-type="string">
            <text:p>Ettha patiṭṭhāya jahāti dos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5.1</text:p>
          </table:table-cell>
          <table:table-cell office:value-type="string" calcext:value-type="string">
            <text:p>So vītarāgo pavineyya dos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346, ms18Sn_592, sc25, sya25.425, vnp507, vns513</text:p>
          </table:table-cell>
          <table:table-cell/>
        </table:table-row>
        <table:table-row table:style-name="ro1">
          <table:table-cell office:value-type="string" calcext:value-type="string">
            <text:p>snp3.5:25.2</text:p>
          </table:table-cell>
          <table:table-cell office:value-type="string" calcext:value-type="string">
            <text:p>Mettaṃ cittaṃ bhāvayamappamāṇ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5.3</text:p>
          </table:table-cell>
          <table:table-cell office:value-type="string" calcext:value-type="string">
            <text:p>Rattindivaṃ satatamappam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5.4</text:p>
          </table:table-cell>
          <table:table-cell office:value-type="string" calcext:value-type="string">
            <text:p>Sabbā disā pharati appamaññ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6.1</text:p>
          </table:table-cell>
          <table:table-cell office:value-type="string" calcext:value-type="string">
            <text:p>“Ko sujjhati muccati bajjhatī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355, csp2ed18.355, mc0.432, ms18Sn_593, pts-vp-pli91, sc26, vnp508, vns514</text:p>
          </table:table-cell>
          <table:table-cell/>
        </table:table-row>
        <table:table-row table:style-name="ro1">
          <table:table-cell office:value-type="string" calcext:value-type="string">
            <text:p>snp3.5:26.2</text:p>
          </table:table-cell>
          <table:table-cell office:value-type="string" calcext:value-type="string">
            <text:p>Kenattanā gacchati brahmalo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Kenattanā gacchati → kenatthenā gacchati (mr)</text:p>
          </table:table-cell>
        </table:table-row>
        <table:table-row table:style-name="ro1">
          <table:table-cell office:value-type="string" calcext:value-type="string">
            <text:p>snp3.5:26.3</text:p>
          </table:table-cell>
          <table:table-cell office:value-type="string" calcext:value-type="string">
            <text:p>Ajānato me muni brūhi pu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6.4</text:p>
          </table:table-cell>
          <table:table-cell office:value-type="string" calcext:value-type="string">
            <text:p>Bhagavā hi me sakkhi brahmajjadiṭṭh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6.5</text:p>
          </table:table-cell>
          <table:table-cell office:value-type="string" calcext:value-type="string">
            <text:p>Tuvañhi no brahmasamosi sacc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6.6</text:p>
          </table:table-cell>
          <table:table-cell office:value-type="string" calcext:value-type="string">
            <text:p>Kathaṃ upapajjati brahmalokaṃ jutima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7.1</text:p>
          </table:table-cell>
          <table:table-cell office:value-type="string" calcext:value-type="string">
            <text:p>“Yo yajati tividhaṃ yaññasampad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594, sc27, vnp509, vns515, vri48.157</text:p>
          </table:table-cell>
          <table:table-cell/>
        </table:table-row>
        <table:table-row table:style-name="ro1">
          <table:table-cell office:value-type="string" calcext:value-type="string">
            <text:p>snp3.5:27.2</text:p>
          </table:table-cell>
          <table:table-cell office:value-type="string" calcext:value-type="string">
            <text:p>(māgh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7.3</text:p>
          </table:table-cell>
          <table:table-cell office:value-type="string" calcext:value-type="string">
            <text:p>Ārādhaye dakkhiṇeyyebhi tād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7.4</text:p>
          </table:table-cell>
          <table:table-cell office:value-type="string" calcext:value-type="string">
            <text:p>Evaṃ yajitvā sammā yācayog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7.5</text:p>
          </table:table-cell>
          <table:table-cell office:value-type="string" calcext:value-type="string">
            <text:p>Upapajjati brahmalokanti brūm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8.1</text:p>
          </table:table-cell>
          <table:table-cell office:value-type="string" calcext:value-type="string">
            <text:p>Evaṃ vutte, māgho māṇavo bhagavantaṃ etadavoca: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</text:p>
          </table:table-cell>
          <table:table-cell office:value-type="string" calcext:value-type="string">
            <text:p>ms18Sn_595, sc28</text:p>
          </table:table-cell>
          <table:table-cell/>
        </table:table-row>
        <table:table-row table:style-name="ro1">
          <table:table-cell office:value-type="string" calcext:value-type="string">
            <text:p>snp3.5:28.2</text:p>
          </table:table-cell>
          <table:table-cell office:value-type="string" calcext:value-type="string">
            <text:p>“abhikkantaṃ, bho gotama …pe…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8.3</text:p>
          </table:table-cell>
          <table:table-cell office:value-type="string" calcext:value-type="string">
            <text:p>ajjatagge pāṇupetaṃ saraṇaṃ gat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3.5:28.4</text:p>
          </table:table-cell>
          <table:table-cell office:value-type="string" calcext:value-type="string">
            <text:p>Māghasuttaṃ pañcam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7:01:08.426719</meta:creation-date>
    <dc:date>2020-06-20T17:06:36.188218068</dc:date>
    <meta:generator>LibreOffice/6.4.2.2$Linux_X86_64 LibreOffice_project/40$Build-2</meta:generator>
    <meta:editing-cycles>2</meta:editing-cycles>
    <meta:editing-duration>PT5M24S</meta:editing-duration>
    <meta:document-statistic meta:table-count="1" meta:cell-count="658" meta:object-count="0"/>
  </office:meta>
</office:document-meta>
</file>